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6" style:family="paragraph" style:parent-style-name="Heading_20_2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in" fo:end-indent="0.1075in"/>
          <style:column style:rel-width="32768*" fo:start-indent="0.107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vfitz9uag8v7"/><text:span text:style-name="T1">CÓDIGO DE CONDUTA DO INSTALLFEST</text:span></text:p>
      <text:section text:style-name="Sect1" text:name="TextSection">
        <text:p text:style-name="P1"><text:span text:style-name="T2">O Installfest deve ser um lugar </text:span><text:span text:style-name="T3">seguro e convidativo</text:span><text:span text:style-name="T2"> para pessoas </text:span><text:span text:style-name="T3">independentemente de gênero, identidade de gênero ou expressão de gênero, orientação sexual, restrições físicas, aparência física, etnia, idade e religião</text:span><text:span text:style-name="T2">.</text:span></text:p>
        <text:p text:style-name="P2"/>
        <text:p text:style-name="P1"><text:span text:style-name="T2">Como participante deste evento, você concorda que nós somos, coletivamente e individualmente, comprometidos com a segurança e inclusão. Nós </text:span><text:span text:style-name="T3">adotamos a política de tolerância zero para assédio, perseguições ou discriminações</text:span><text:span text:style-name="T2">. Nós respeitamos os limites e identidade das pessoas. Nós nos abstemos de usar linguajar que possa ser considerado opressivo (sistematicamente ou não). Por exemplo: sexista, racista, homofóbico, transfóbico, classista, que discrimine deficientes etc. Isso inclui (mas não se limita a) vários outros insultos. Nós evitamos tópicos ofensivos como forma de humor.</text:span></text:p>
        <text:p text:style-name="P2"/>
        <text:p text:style-name="P1"><text:span text:style-name="T2">Nós trabalhamos ativamente para: ser uma comunidade segura. Cultivar uma rede de suporte e encorajamento para todos. Encorajar variadas formas de expressão de maneira responsável.</text:span></text:p>
        <text:p text:style-name="P2"/>
        <text:p text:style-name="P1"><text:span text:style-name="T3">Nós condenamos</text:span><text:span text:style-name="T2">:</text:span></text:p>
        <text:list xml:id="list6608438157399164285" text:style-name="WWNum2">
          <text:list-item>
            <text:p text:style-name="P4"><text:span text:style-name="T2">Perseguição, "doxxing" (investigar a vida de uma pessoa sem autorização) ou publicações indevidas de informações privadas.</text:span></text:p>
          </text:list-item>
          <text:list-item>
            <text:p text:style-name="P4"><text:span text:style-name="T2">Ameaças de todos os tipos e assédio.</text:span></text:p>
          </text:list-item>
          <text:list-item>
            <text:p text:style-name="P4"><text:span text:style-name="T2">Qualquer comportamento que comprometa a segurança dos demais membros.</text:span></text:p>
          </text:list-item>
        </text:list>
        <text:p text:style-name="P2"/>
        <text:p text:style-name="P1"><text:span text:style-name="T2">Essas atitudes NÃO SÃO CORRETAS.</text:span></text:p>
        <text:p text:style-name="P2"/>
        <text:p text:style-name="P1"><text:span text:style-name="T2">Se você disser alguma coisa que é considerada ofensiva e for chamado a atenção, é importante:</text:span></text:p>
        <text:p text:style-name="P2"/>
        <text:list xml:id="list6745189781613140973" text:style-name="WWNum1">
          <text:list-item>
            <text:p text:style-name="P5"><text:span text:style-name="T2">Ouvir, sem interromper.</text:span></text:p>
          </text:list-item>
          <text:list-item>
            <text:p text:style-name="P5"><text:span text:style-name="T2">Acreditar no que a pessoa está dizendo e não tentar desqualificar o que ela tem a dizer.</text:span></text:p>
          </text:list-item>
          <text:list-item>
            <text:p text:style-name="P5"><text:span text:style-name="T2">Pedir dicas ou ajuda para evitar ofensas futuras.</text:span></text:p>
          </text:list-item>
          <text:list-item>
            <text:p text:style-name="P5"><text:span text:style-name="T2">Entender seu erro e saber pedir desculpas.</text:span></text:p>
          </text:list-item>
        </text:list>
        <text:p text:style-name="P2"/>
        <text:p text:style-name="P1"><text:span text:style-name="T2">O desrespeito às regras desta comunidade, descritas neste documento, acarretará em consequências. Para infrações pequenas, você pode ser suspenso do evento. Em caso de reincidência, ou se a comunidade acreditar que você não está agindo de boa fé, você poderá ser banido permanentemente.</text:span></text:p>
        <text:p text:style-name="P2"/>
        <text:p text:style-name="P1"><text:span text:style-name="T2">O sancaLUG dedica-se a promover uma comunidade respeitosa e livre de assédio para todxs.</text:span></text:p>
        <text:p text:style-name="P2"/>
        <text:p text:style-name="P1"><text:soft-page-break/><text:span text:style-name="T3">Não toleramos qualquer forma de assédio ou intimidação de qualquer participante de nossos eventos e treinamentos, seja audiência, palestrantes, </text:span></text:p>
        <text:p text:style-name="P1"><text:span text:style-name="T3">colaboradores, ou quaisquer membros da comunidade</text:span><text:span text:style-name="T2">.</text:span></text:p>
        <text:p text:style-name="P2"/>
        <text:p text:style-name="P1"><text:span text:style-name="T2">Patrocinadores e parceiros em geral também estão sujeitos à política anti-assédio. Em particular, </text:span><text:span text:style-name="T3">não devem utilizar imagens, atividades ou materiais de conteúdo sexual, homofóbico, transfóbico, pejorativo e/ou discriminatório de qualquer natureza</text:span><text:span text:style-name="T2">.</text:span></text:p>
        <text:p text:style-name="P2"/>
        <text:p text:style-name="P1"><text:span text:style-name="T2">Por </text:span><text:span text:style-name="T3">assédio</text:span><text:span text:style-name="T2"> entende-se sem limitação, </text:span><text:span text:style-name="T3">comentários ofensivos</text:span><text:span text:style-name="T2">, verbais ou eletrônicos, relacionados a características ou escolhas pessoais, </text:span><text:span text:style-name="T3">origem racial, gênero, bem como comentários ou imagens sexuais, racistas, homofóbicas, transfóbicas</text:span><text:span text:style-name="T2"> ou discriminatórias de qualquer natureza em espaços públicos ou digitais, </text:span><text:span text:style-name="T3">intimidação deliberada, bullying, perseguição, encalço, fotografias ou gravações que gerem embaraço</text:span><text:span text:style-name="T2">, interrupções reiteradas de palestras, bate-papos, reuniões eletrônicas, reuniões físicas ou outros eventos, contato físico inadequado ou atenção sexual indesejada.</text:span></text:p>
        <text:p text:style-name="P2"/>
        <text:p text:style-name="P1"><text:span text:style-name="T2">Espera-se que os participantes cumpram imediatamente solicitações para descontinuar qualquer assédio ou comportamento de bullying. Sejam gentis com os outros. Não insultem ou ofendam outros participantes. Comporte-se profissionalmente. Lembre-se que piadas de assédio, sexismo, racismo ou exclusão nunca são apropriados, não importa onde.</text:span></text:p>
        <text:p text:style-name="P2"/>
        <text:p text:style-name="P1"><text:span text:style-name="T3">Qualquer participante que violar tais regras pode ser convidado a se retirar do evento</text:span><text:span text:style-name="T2">, a critério exclusivo dos organizadores, sem prejuízo das demais medidas legais cabíveis.</text:span></text:p>
        <text:p text:style-name="P2"/>
        <text:p text:style-name="P1"><text:span text:style-name="T3">Se um participante se engajar em comportamento de assédio</text:span><text:span text:style-name="T2">, os representantes do evento ou treinamento podem tomar medidas que considerem adequadas, desde </text:span><text:span text:style-name="T3">alertas ao infrator até a vedação de sua participação em demais eventos e treinamentos promovidos pelo sancaLUG</text:span><text:span text:style-name="T2">.</text:span></text:p>
        <text:p text:style-name="P2"/>
        <text:p text:style-name="P1"><text:span text:style-name="T3">Se você for assediado, perceber que alguém está sendo assediado</text:span><text:span text:style-name="T2">, ou tem outras preocupações, por favor </text:span><text:span text:style-name="T3">aja para interceptar ou peça ajuda aos organizadores ou representantes do evento ou treinamento</text:span><text:span text:style-name="T2">, de modo a colocar a questão sob os cuidados da organização.</text:span></text:p>
        <text:p text:style-name="P2"/>
        <text:p text:style-name="P1"><text:span text:style-name="T2">Estamos certos de que essa política ajudará a fazer de todos os eventos e treinamentos do sancaLUG um espaço mais acolhedor e integrador para todos.</text:span></text:p>
        <text:p text:style-name="P3"/>
        <text:p text:style-name="P1"><text:span text:style-name="T3">Se você sofrer algum tipo de abuso, assédio, discriminação, ou se sentir inseguro (a), fale com algum organizador do even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4898in" fo:margin-right="0.5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614" meta:character-count="4295" meta:non-whitespace-character-count="3713"/>
    <meta:generator>LibreOfficeDev/5.1.0.3$Linux_X86_64 LibreOffice_project/</meta:generator>
  </office:meta>
</office:document-meta>
</file>